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999cm" style:rel-column-width="38551*"/>
    </style:style>
    <style:style style:name="Tableau1.B" style:family="table-column">
      <style:table-column-properties style:column-width="6.999cm" style:rel-column-width="26984*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2" fo:font-size="8pt" fo:font-weight="normal" style:font-size-asian="8pt" style:font-weight-asian="normal" style:font-size-complex="8pt" style:font-weight-complex="normal"/>
    </style:style>
    <style:style style:name="P2" style:family="paragraph" style:parent-style-name="Text_20_body">
      <style:text-properties fo:font-size="2pt" style:font-size-asian="2pt" style:font-size-complex="2pt"/>
    </style:style>
    <style:style style:name="P3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2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2" fo:font-size="9pt" fo:font-weight="bold" style:font-size-asian="9pt" style:font-weight-asian="bold" style:font-size-complex="9pt" style:font-weight-complex="bold"/>
    </style:style>
    <style:style style:name="T1" style:family="text">
      <style:text-properties style:use-window-font-color="true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Caisse cantonale d'allocations familiales (CCAF)</text:p>
            <text:p text:style-name="P1">tél. 021 315 73 28/32/39/76</text:p>
            <text:p text:style-name="P1">fax 021 315 70 02</text:p>
            <text:p text:style-name="P1"><text:a xlink:type="simple" xlink:href="mailto:sas@lausanne.ch"><text:span text:style-name="T1">e-mail: sas@lausanne.ch</text:span></text:a></text:p>
            <text:p text:style-name="P1"/>
            <text:p text:style-name="Text_20_body">%=lieuDate=%</text:p>
          </table:table-cell>
          <table:table-cell office:value-type="string">
            <text:p text:style-name="Text_20_body">%=destinatair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10-24T16:05:26</dc:date>
    <meta:editing-cycles>23</meta:editing-cycles>
    <meta:editing-duration>PT1H18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24" meta:character-count="143"/>
  </office:meta>
</office:document-meta>
</file>